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Dotted_20__28_var_29_" svg:stroke-width="5.004cm" draw:marker-start="Arrowheads_20_1" draw:marker-end="Arrow" draw:marker-end-width="15.012cm" draw:fill="none" draw:textarea-vertical-align="middle" fo:padding-top="2.627cm" fo:padding-bottom="2.627cm" fo:padding-left="2.752cm" fo:padding-right="2.752cm"/>
    </style:style>
    <style:style style:name="gr2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5.404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 xml:id="id1" draw:id="id1">
        <draw:frame presentation:style-name="pr1" draw:layer="layout" svg:width="24.6cm" svg:height="3.506cm" svg:x="1.4cm" svg:y="1.537cm" presentation:class="title" presentation:placeholder="true" presentation:user-transformed="true">
          <draw:text-box/>
        </draw:frame>
        <draw:frame presentation:style-name="pr2" draw:text-style-name="P1" draw:layer="layout" svg:width="23cm" svg:height="15.404cm" svg:x="2.2cm" svg:y="5.5cm" presentation:class="subtitle">
          <draw:text-box>
            <text:p text:style-name="P1">There will be a lot of them</text:p>
          </draw:text-box>
        </draw:frame>
        <draw:line draw:style-name="gr1" draw:text-style-name="P2" draw:layer="layout" svg:x1="3.048cm" svg:y1="8.89cm" svg:x2="25.2cm" svg:y2="8.89cm">
          <text:p/>
        </draw:lin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draw:marker draw:name="Arrowheads_20_1" draw:display-name="Arrowheads 1" svg:viewBox="0 0 1131 1918" svg:d="m737 1131h394l-564-1131-567 1131h398l-398 787h1131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5.404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8T15:36:59.49</meta:creation-date>
    <meta:editing-duration>PT2M14S</meta:editing-duration>
    <meta:editing-cycles>2</meta:editing-cycles>
    <dc:date>2011-11-08T15:50:47.30</dc:date>
    <meta:generator>LibreOffice/3.4$Win32 LibreOffice_project/340m1$Build-302</meta:generator>
    <meta:document-statistic meta:object-count="37"/>
  </office:meta>
</office:document-meta>
</file>